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Text_20_body" style:list-style-name="L2">
      <style:text-properties fo:font-size="14pt" style:font-size-asian="14pt" style:font-size-complex="14pt"/>
    </style:style>
    <style:style style:name="P4" style:family="paragraph" style:parent-style-name="Text_20_body" style:list-style-name="L2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officeooo:rsid="001af01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warcia:</text:p>
      <text:p text:style-name="P1"/>
      <text:p text:style-name="P1">1TKCP<text:tab/>5+<text:tab/><text:tab/><text:tab/><text:tab/><text:tab/>12-21</text:p>
      <text:p text:style-name="P1">1NT<text:tab/><text:tab/>Skład zrównoważony<text:tab/><text:tab/>12-15</text:p>
      <text:p text:style-name="P1">2T<text:tab/><text:tab/>klasyczne NT<text:tab/><text:tab/><text:tab/>16-18</text:p>
      <text:p text:style-name="P1">2K<text:tab/><text:tab/>Acol<text:tab/><text:tab/><text:tab/><text:tab/><text:tab/>22+</text:p>
      <text:p text:style-name="P1">2CP<text:tab/><text:tab/>6+<text:tab/><text:tab/><text:tab/><text:tab/><text:tab/>9-14</text:p>
      <text:p text:style-name="P1">2NT<text:tab/><text:tab/>Zrównoważony<text:tab/><text:tab/><text:tab/>19-21</text:p>
      <text:p text:style-name="P1">3TK<text:tab/><text:tab/>Konstruktywne</text:p>
      <text:p text:style-name="P1">3CP <text:tab/><text:tab/>Blok</text:p>
      <text:p text:style-name="P1">3NT<text:tab/><text:tab/>Gambling</text:p>
      <text:p text:style-name="P1"/>
      <text:p text:style-name="P1"><text:tab/><text:tab/></text:p>
      <text:p text:style-name="P1"/>
      <text:p text:style-name="Standard"/>
      <text:p text:style-name="Standard"/>
      <text:p text:style-name="Standard"/>
      <text:p text:style-name="P1">Ogólne założenia:</text:p>
      <text:p text:style-name="P1"/>
      <text:p text:style-name="P1">1. <text:span text:style-name="T1">N</text:span>a trzeciej ręce NT powinno być silne, 2T acol a 2K słabe na 6</text:p>
      <text:p text:style-name="P1">ale to się jeszcze ustali. :)</text:p>
      <text:p text:style-name="P1"/>
      <text:p text:style-name="P1">2. Ze składem 4441otwieramy 1K (1T przy 4414 i ) i jest to jedyny skład przy</text:p>
      <text:p text:style-name="P1">przy którym ta odzywka nie obiecuje 5 kart.</text:p>
      <text:p text:style-name="P1"/>
      <text:p text:style-name="P1">3. Acolem można( a nawet trzeba) też otworzyć mając</text:p>
      <text:p text:style-name="P1">9 lew wygrywających przy 4 lewach defensywnych.</text:p>
      <text:p text:style-name="P1"/>
      <text:p text:style-name="P1">4. Ze składem 55 otwieramy w niższy w sile rewersu</text:p>
      <text:p text:style-name="P1">a w wyższy gdy nań nie mamy.</text:p>
      <text:p text:style-name="P1"/>
      <text:p text:style-name="P1">5. Pamiętajmy, że nie wszystko można zapisać liczbami.</text:p>
      <text:p text:style-name="P1">Nie tylko ilość jest ważna, ale także jakość.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Odpowiedzi po 1 trefl:<text:tab/><text:tab/><text:tab/><text:tab/><text:tab/>Odpowiedzi od ŁADNYCH 4 ;)</text:p>
      <text:p text:style-name="P1"/>
      <text:p text:style-name="P1">1KC<text:tab/><text:tab/>transfer 4+<text:tab/><text:tab/><text:tab/><text:tab/>4-11<text:tab/><text:tab/></text:p>
      <text:p text:style-name="P1">1P<text:tab/><text:tab/>bez S4<text:tab/><text:tab/><text:tab/><text:tab/>4-11<text:tab/><text:tab/><text:tab/></text:p>
      <text:p text:style-name="P1">1NT<text:tab/><text:tab/>GF<text:tab/><text:tab/><text:tab/><text:tab/><text:tab/>12+<text:tab/><text:tab/></text:p>
      <text:p text:style-name="P1">2T<text:tab/><text:tab/>fit 4+<text:tab/><text:tab/><text:tab/><text:tab/>7-11----&gt;<text:tab/>tzw. 'Odwrócone podniesienie'</text:p>
      <text:p text:style-name="P1">2K<text:tab/><text:tab/>6+<text:tab/><text:tab/><text:tab/><text:tab/><text:tab/>7-11</text:p>
      <text:p text:style-name="P1">2CP<text:tab/><text:tab/>6+<text:tab/><text:tab/><text:tab/><text:tab/><text:tab/>7-11</text:p>
      <text:p text:style-name="P1">2NT<text:tab/><text:tab/>inwit z 5 karami<text:tab/><text:tab/><text:tab/>9-11</text:p>
      <text:p text:style-name="P1">3T<text:tab/><text:tab/>fit 5(4)+<text:tab/><text:tab/><text:tab/><text:tab/>4-7</text:p>
      <text:p text:style-name="P1">3KCP<text:tab/><text:tab/>splinter<text:tab/><text:tab/><text:tab/><text:tab/>12+</text:p>
      <text:p text:style-name="P1">3NT<text:tab/><text:tab/>3334i/4333i<text:tab/><text:tab/><text:tab/><text:tab/>12-15</text:p>
      <text:p text:style-name="P1"/>
      <text:p text:style-name="P1">1T-1K</text:p>
      <text:p text:style-name="P1"/>
      <text:p text:style-name="P1">1C<text:tab/><text:tab/>3 kiery<text:tab/><text:tab/><text:tab/><text:tab/>12+----&gt;<text:tab/>wyższe wykluczają </text:p>
      <text:p text:style-name="P1">1P<text:tab/><text:tab/>4 piki<text:tab/><text:tab/><text:tab/><text:tab/><text:tab/>12-15<text:tab/><text:tab/>dokładnie 3 kiery</text:p>
      <text:p text:style-name="P1">1NT<text:tab/><text:tab/>4 kara<text:tab/><text:tab/><text:tab/><text:tab/><text:tab/>12-15</text:p>
      <text:p text:style-name="P1">2T<text:tab/><text:tab/>6+<text:tab/><text:tab/><text:tab/><text:tab/><text:tab/>12-15</text:p>
      <text:p text:style-name="P1">2K<text:tab/><text:tab/>rewers 4+<text:tab/><text:tab/><text:tab/><text:tab/>16+</text:p>
      <text:p text:style-name="P1">2C<text:tab/><text:tab/>4+ <text:tab/><text:tab/><text:tab/><text:tab/><text:tab/>12-15</text:p>
      <text:p text:style-name="P1">2P<text:tab/><text:tab/>rewers<text:tab/><text:tab/><text:tab/><text:tab/>16+</text:p>
      <text:p text:style-name="P1">2NT<text:tab/><text:tab/>przejściowe<text:tab/><text:tab/><text:tab/><text:tab/>19-21</text:p>
      <text:p text:style-name="P1">3T<text:tab/><text:tab/>6+<text:tab/><text:tab/><text:tab/><text:tab/><text:tab/>16-18</text:p>
      <text:p text:style-name="P1">3KP<text:tab/><text:tab/>splinter<text:tab/><text:tab/><text:tab/><text:tab/>19-21</text:p>
      <text:p text:style-name="P1">3C<text:tab/><text:tab/>inwit z 4+ kierami<text:tab/><text:tab/><text:tab/>16-18</text:p>
      <text:p text:style-name="P1"/>
      <text:p text:style-name="P1"/>
      <text:p text:style-name="P1">1T-1K</text:p>
      <text:p text:style-name="P1">1C</text:p>
      <text:p text:style-name="P1"/>
      <text:p text:style-name="P1">1P<text:tab/><text:tab/>4<text:tab/><text:tab/><text:tab/><text:tab/><text:tab/>4-11</text:p>
      <text:p text:style-name="P1">1NT<text:tab/><text:tab/>4 kara<text:tab/><text:tab/><text:tab/><text:tab/><text:tab/>4-8</text:p>
      <text:p text:style-name="P1">2T<text:tab/><text:tab/>fit 3<text:tab/><text:tab/><text:tab/><text:tab/><text:tab/>4-8</text:p>
      <text:p text:style-name="P1">2K<text:tab/><text:tab/>4<text:tab/><text:tab/><text:tab/><text:tab/><text:tab/>4-8</text:p>
      <text:p text:style-name="P1">2C<text:tab/><text:tab/>5+ <text:tab/><text:tab/><text:tab/><text:tab/><text:tab/>4-8</text:p>
      <text:p text:style-name="P1">2P<text:tab/><text:tab/>??<text:tab/><text:tab/><text:tab/> </text:p>
      <text:p text:style-name="P1">2NT<text:tab/><text:tab/>inwit<text:tab/><text:tab/><text:tab/><text:tab/><text:tab/>9-11</text:p>
      <text:p text:style-name="P1">3TKCP<text:tab/>??<text:tab/><text:tab/><text:tab/><text:tab/><text:tab/><text:tab/></text:p>
      <text:p text:style-name="P1">3NT <text:tab/><text:tab/>kontrakt</text:p>
      <text:p text:style-name="P1"/>
      <text:p text:style-name="P1"/>
      <text:p text:style-name="P1"/>
      <text:p text:style-name="P1"/>
      <text:p text:style-name="P1"/>
      <text:p text:style-name="P1"><text:soft-page-break/>1T-1K</text:p>
      <text:p text:style-name="P1">1P</text:p>
      <text:p text:style-name="P1"><text:tab/></text:p>
      <text:p text:style-name="P1">1NT <text:tab/><text:tab/>do gry<text:tab/><text:tab/><text:tab/><text:tab/>4-8</text:p>
      <text:p text:style-name="P1">2K<text:tab/><text:tab/>5+<text:tab/><text:tab/><text:tab/><text:tab/><text:tab/>4-8</text:p>
      <text:p text:style-name="P1">2C<text:tab/><text:tab/>6+<text:tab/><text:tab/><text:tab/><text:tab/><text:tab/>4-8</text:p>
      <text:p text:style-name="P1"/>
      <text:p text:style-name="P1">1T-1K</text:p>
      <text:p text:style-name="P1">1NT</text:p>
      <text:p text:style-name="P1"/>
      <text:p text:style-name="P1">2TK<text:tab/><text:tab/>fit <text:tab/><text:tab/><text:tab/><text:tab/><text:tab/>4-8<text:tab/></text:p>
      <text:p text:style-name="P1">2C<text:tab/><text:tab/>6+<text:tab/><text:tab/><text:tab/><text:tab/><text:tab/>4-8</text:p>
      <text:p text:style-name="P1">2P<text:tab/><text:tab/>wartości<text:tab/><text:tab/><text:tab/><text:tab/>9-11<text:tab/><text:tab/></text:p>
      <text:p text:style-name="P1">2NT<text:tab/><text:tab/>inwit<text:tab/><text:tab/><text:tab/><text:tab/><text:tab/>9-11</text:p>
      <text:p text:style-name="P1"><text:tab/></text:p>
      <text:p text:style-name="P1">1T-1C</text:p>
      <text:p text:style-name="P1"/>
      <text:p text:style-name="P1">1P<text:tab/><text:tab/>3 piki<text:tab/><text:tab/><text:tab/><text:tab/><text:tab/>12+</text:p>
      <text:p text:style-name="P1">1NT<text:tab/><text:tab/>4 kara<text:tab/><text:tab/><text:tab/><text:tab/><text:tab/>12-15</text:p>
      <text:p text:style-name="P1"/>
      <text:p text:style-name="P1"/>
      <text:p text:style-name="P1"/>
      <text:p text:style-name="P1">1T-1P</text:p>
      <text:p text:style-name="P1"/>
      <text:p text:style-name="P1">1NT<text:tab/><text:tab/>4 kara<text:tab/><text:tab/><text:tab/><text:tab/><text:tab/>12-15</text:p>
      <text:p text:style-name="P1">2T<text:tab/><text:tab/>5+<text:tab/><text:tab/><text:tab/><text:tab/><text:tab/>12-15</text:p>
      <text:p text:style-name="P1">2KCP<text:tab/><text:tab/>4+<text:tab/><text:tab/><text:tab/><text:tab/><text:tab/>16+</text:p>
      <text:p text:style-name="P1"/>
      <text:p text:style-name="P1"/>
      <text:p text:style-name="P1">1T-1NT</text:p>
      <text:p text:style-name="P1"/>
      <text:p text:style-name="P1">2T<text:tab/><text:tab/>relay<text:tab/><text:tab/><text:tab/><text:tab/><text:tab/>12-18</text:p>
      <text:p text:style-name="P1"/>
      <text:p text:style-name="P1">1T-1NT</text:p>
      <text:p text:style-name="P1">2T</text:p>
      <text:p text:style-name="P1"/>
      <text:p text:style-name="P1">2K<text:tab/><text:tab/>Starsza czwórka<text:tab/><text:tab/><text:tab/>12+</text:p>
      <text:p text:style-name="P1">2CP<text:tab/><text:tab/>5+<text:tab/><text:tab/><text:tab/><text:tab/><text:tab/>12+</text:p>
      <text:p text:style-name="P1">2NT<text:tab/><text:tab/>bez S4 i M5<text:tab/><text:tab/><text:tab/><text:tab/>12+</text:p>
      <text:p text:style-name="P1">3TK<text:tab/><text:tab/>5+ bez S4<text:tab/><text:tab/><text:tab/><text:tab/>12+</text:p>
      <text:p text:style-name="P1"/>
      <text:p text:style-name="P1">1T-1NT</text:p>
      <text:p text:style-name="P1">2T-2K</text:p>
      <text:p text:style-name="P1">2C-relay</text:p>
      <text:p text:style-name="P1"/>
      <text:p text:style-name="P1"><text:soft-page-break/>2P <text:tab/><text:tab/>4 piki<text:tab/><text:tab/><text:tab/><text:tab/><text:tab/>12+</text:p>
      <text:p text:style-name="P1">2NT<text:tab/><text:tab/>4 kiery<text:tab/><text:tab/><text:tab/><text:tab/>12+</text:p>
      <text:p text:style-name="P1">3TK<text:tab/><text:tab/>54<text:tab/><text:tab/><text:tab/><text:tab/><text:tab/>12+</text:p>
      <text:p text:style-name="P1">3CP<text:tab/><text:tab/>3-kolorówka z krótkością T/K<text:tab/>12+</text:p>
      <text:p text:style-name="P1">3NT<text:tab/><text:tab/>4432<text:tab/><text:tab/><text:tab/><text:tab/><text:tab/>12+</text:p>
      <text:p text:style-name="P1"/>
      <text:p text:style-name="P1"/>
      <text:p text:style-name="P1">1T-2T</text:p>
      <text:p text:style-name="P1"/>
      <text:p text:style-name="P1">2KCP<text:tab/><text:tab/>4+<text:tab/><text:tab/><text:tab/><text:tab/><text:tab/>12-21</text:p>
      <text:p text:style-name="P1">2NT<text:tab/><text:tab/>6+ trefli<text:tab/><text:tab/><text:tab/><text:tab/>12-14</text:p>
      <text:p text:style-name="P1">3T<text:tab/><text:tab/>6+<text:tab/><text:tab/><text:tab/><text:tab/><text:tab/>16+</text:p>
      <text:p text:style-name="P1">3KCP<text:tab/><text:tab/>5+<text:tab/><text:tab/><text:tab/><text:tab/><text:tab/>16+</text:p>
      <text:p text:style-name="P1"/>
      <text:p text:style-name="P1"/>
      <text:p text:style-name="P1">1T-2T</text:p>
      <text:p text:style-name="P1">2NT</text:p>
      <text:p text:style-name="P1"/>
      <text:p text:style-name="P1">3T<text:tab/><text:tab/>minimum</text:p>
      <text:p text:style-name="P1">3KCP<text:tab/><text:tab/>wskazanie zatrzyman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dpowiedzi po 1K:</text:p>
      <text:p text:style-name="P1"/>
      <text:p text:style-name="P1">1C <text:tab/><text:tab/>4+ piki<text:tab/><text:tab/><text:tab/><text:tab/>4+<text:tab/></text:p>
      <text:p text:style-name="P1">1P<text:tab/><text:tab/>4+kiery brak 4 pików <text:tab/><text:tab/>4+<text:tab/><text:tab/></text:p>
      <text:p text:style-name="P1">1NT<text:tab/><text:tab/>bez S4<text:tab/><text:tab/><text:tab/><text:tab/>4+<text:tab/><text:tab/></text:p>
      <text:p text:style-name="P1">2T<text:tab/><text:tab/>5+<text:tab/><text:tab/><text:tab/><text:tab/><text:tab/>8+<text:tab/> <text:s text:c="2"/></text:p>
      <text:p text:style-name="P1">2CP<text:tab/><text:tab/>odzywka konwencyjna<text:tab/><text:tab/>12+<text:tab/><text:tab/><text:tab/><text:tab/><text:tab/> <text:s text:c="2"/></text:p>
      <text:p text:style-name="P1"><text:tab/><text:tab/><text:tab/><text:tab/><text:tab/><text:tab/><text:tab/> <text:s text:c="3"/></text:p>
      <text:p text:style-name="P1">1K-1C</text:p>
      <text:p text:style-name="P1"/>
      <text:p text:style-name="P1">1P-<text:tab/><text:tab/>3<text:tab/><text:tab/><text:tab/><text:tab/><text:tab/>12+</text:p>
      <text:p text:style-name="P1">1NT<text:tab/><text:tab/>4 kiery<text:tab/><text:tab/><text:tab/><text:tab/>12-15</text:p>
      <text:p text:style-name="P1">2T<text:tab/><text:tab/>4+<text:tab/><text:tab/><text:tab/><text:tab/><text:tab/>12-15<text:tab/></text:p>
      <text:p text:style-name="P1">2K<text:tab/><text:tab/>6+<text:tab/><text:tab/><text:tab/><text:tab/><text:tab/>12-15<text:tab/><text:tab/><text:tab/></text:p>
      <text:p text:style-name="P1">2C<text:tab/><text:tab/>rewers 4+<text:tab/><text:tab/><text:tab/><text:tab/>16+</text:p>
      <text:p text:style-name="P1">2P<text:tab/><text:tab/>fit 4+<text:tab/><text:tab/><text:tab/><text:tab/><text:tab/>12-15</text:p>
      <text:p text:style-name="P1">2NT<text:tab/><text:tab/>przejściowe<text:tab/><text:tab/><text:tab/><text:tab/>19-21</text:p>
      <text:p text:style-name="P1">3T<text:tab/><text:tab/>4+<text:tab/><text:tab/><text:tab/><text:tab/><text:tab/>16-18</text:p>
      <text:p text:style-name="P1">3K<text:tab/><text:tab/>6+<text:tab/><text:tab/><text:tab/><text:tab/><text:tab/>16-18</text:p>
      <text:p text:style-name="P1">3C<text:tab/><text:tab/>?</text:p>
      <text:p text:style-name="P1">3P<text:tab/><text:tab/>fit 4+<text:tab/><text:tab/><text:tab/><text:tab/><text:tab/>16-18</text:p>
      <text:p text:style-name="P1">3NT<text:tab/><text:tab/>4252i<text:tab/><text:tab/><text:tab/><text:tab/><text:tab/>19-21</text:p>
      <text:p text:style-name="P1"/>
      <text:p text:style-name="P1">1K-1P</text:p>
      <text:p text:style-name="P1"/>
      <text:p text:style-name="P1">1NT <text:tab/><text:tab/>3 kiery <text:tab/><text:tab/><text:tab/><text:tab/>12-15<text:tab/></text:p>
      <text:p text:style-name="P1">2C<text:tab/><text:tab/>fit 4+<text:tab/><text:tab/><text:tab/><text:tab/><text:tab/>12-15</text:p>
      <text:p text:style-name="P1">2P<text:tab/><text:tab/>rewers 4+<text:tab/><text:tab/><text:tab/><text:tab/>16+</text:p>
      <text:p text:style-name="P1"/>
      <text:p text:style-name="P1">1K-1C</text:p>
      <text:p text:style-name="P1">1P</text:p>
      <text:p text:style-name="P1"/>
      <text:p text:style-name="P1">1NT<text:tab/><text:tab/>4+ kiery<text:tab/><text:tab/><text:tab/><text:tab/>4+</text:p>
      <text:p text:style-name="P1">2T<text:tab/><text:tab/>4+ trefle<text:tab/><text:tab/><text:tab/><text:tab/>4-8</text:p>
      <text:p text:style-name="P1">2K<text:tab/><text:tab/>fit 3+<text:tab/><text:tab/><text:tab/><text:tab/><text:tab/>4-8</text:p>
      <text:p text:style-name="P1">2C<text:tab/><text:tab/>inwit bez 5 pików<text:tab/><text:tab/><text:tab/>9-11<text:tab/>---&gt; wyższe obiecują co najmniej</text:p>
      <text:p text:style-name="P1">2P<text:tab/><text:tab/>do gry<text:tab/><text:tab/><text:tab/><text:tab/><text:tab/><text:tab/>5 pików</text:p>
      <text:p text:style-name="P1">2NT<text:tab/><text:tab/>wywołanie kombinowane<text:tab/><text:tab/><text:tab/></text:p>
      <text:p text:style-name="P1">3TK<text:tab/><text:tab/>4+<text:tab/><text:tab/><text:tab/><text:tab/><text:tab/>9-11<text:tab/></text:p>
      <text:p text:style-name="P1">3C<text:tab/><text:tab/>splinter<text:tab/><text:tab/><text:tab/><text:tab/>12+</text:p>
      <text:p text:style-name="P1">3P<text:tab/><text:tab/>bez M4<text:tab/><text:tab/><text:tab/><text:tab/>9-11</text:p>
      <text:p text:style-name="P1"><text:tab/></text:p>
      <text:p text:style-name="P1"/>
      <text:p text:style-name="P1"/>
      <text:p text:style-name="P1"/>
      <text:p text:style-name="P1"><text:soft-page-break/>1K-1C</text:p>
      <text:p text:style-name="P1">1P-1NT</text:p>
      <text:p text:style-name="P1"/>
      <text:p text:style-name="P1">2T<text:tab/><text:tab/>4+<text:tab/><text:tab/><text:tab/><text:tab/><text:tab/>12-15 ---&gt; krótkość kier</text:p>
      <text:p text:style-name="P1">2P<text:tab/><text:tab/>fit kierowy<text:tab/><text:tab/><text:tab/><text:tab/>16-18</text:p>
      <text:p text:style-name="P1"/>
      <text:p text:style-name="P1"/>
      <text:p text:style-name="P1"/>
      <text:p text:style-name="P1"/>
      <text:p text:style-name="P1">1K-1C</text:p>
      <text:p text:style-name="P1">2K</text:p>
      <text:p text:style-name="P1"><text:tab/></text:p>
      <text:p text:style-name="P1">2C<text:tab/><text:tab/>54 stare<text:tab/><text:tab/><text:tab/><text:tab/>4-8</text:p>
      <text:p text:style-name="P1">2P<text:tab/><text:tab/>6<text:tab/><text:tab/><text:tab/><text:tab/><text:tab/>4-8</text:p>
      <text:p text:style-name="P1">2NT<text:tab/><text:tab/>inwit<text:tab/><text:tab/><text:tab/><text:tab/><text:tab/>9-11</text:p>
      <text:p text:style-name="P1">3T<text:tab/><text:tab/>5+<text:tab/><text:tab/><text:tab/><text:tab/><text:tab/>9-11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dpowiedzi po 1C:</text:p>
      <text:p text:style-name="P1"/>
      <text:p text:style-name="P1">1P-<text:tab/><text:tab/>0-4 piki<text:tab/><text:tab/><text:tab/><text:tab/>4+</text:p>
      <text:p text:style-name="P1">1NT<text:tab/><text:tab/>5+ pików<text:tab/><text:tab/><text:tab/><text:tab/>4+</text:p>
      <text:p text:style-name="P1">2TK<text:tab/><text:tab/>5(4)+<text:tab/><text:tab/><text:tab/><text:tab/><text:tab/>10+</text:p>
      <text:p text:style-name="P1">2C<text:tab/><text:tab/>fit 3+<text:tab/><text:tab/><text:tab/><text:tab/><text:tab/>3-7(8)</text:p>
      <text:p text:style-name="P1">2P<text:tab/><text:tab/>Forsing do końcówki<text:tab/><text:tab/><text:tab/><text:tab/><text:tab/></text:p>
      <text:list xml:id="list91792246" text:style-name="L1">
        <text:list-header>
          <text:p text:style-name="P2">1.6+</text:p>
        </text:list-header>
      </text:list>
      <text:p text:style-name="P1"><text:s text:c="10"/>2.Dwukolorówka co najmniej 55</text:p>
      <text:p text:style-name="P1"><text:tab/>3. 5+ z fitem 3+</text:p>
      <text:p text:style-name="P1">2NT<text:tab/><text:tab/>fit 3+<text:tab/><text:tab/><text:tab/><text:tab/><text:tab/>12+</text:p>
      <text:p text:style-name="P1">3TK<text:tab/><text:tab/></text:p>
      <text:p text:style-name="P1">3C<text:tab/><text:tab/>fit 3+<text:tab/><text:tab/><text:tab/><text:tab/><text:tab/>9-11</text:p>
      <text:p text:style-name="P1"/>
      <text:p text:style-name="P1">1C-1P</text:p>
      <text:p text:style-name="P1"/>
      <text:p text:style-name="P1">1NT<text:tab/><text:tab/>4 piki<text:tab/><text:tab/><text:tab/><text:tab/><text:tab/>12-15</text:p>
      <text:p text:style-name="P1">2TK<text:tab/><text:tab/>4+<text:tab/><text:tab/><text:tab/><text:tab/><text:tab/>12-15</text:p>
      <text:p text:style-name="P1">2C<text:tab/><text:tab/>6+<text:tab/><text:tab/><text:tab/><text:tab/><text:tab/>12-15</text:p>
      <text:p text:style-name="P1">2P<text:tab/><text:tab/>rewers 4+<text:tab/><text:tab/><text:tab/><text:tab/>16+</text:p>
      <text:p text:style-name="P1"/>
      <text:p text:style-name="P1">1C-2C</text:p>
      <text:p text:style-name="P1"/>
      <text:p text:style-name="P1">2P<text:tab/><text:tab/>wywołanie kombinowane----&gt;<text:tab/>karta inwitująca z singlem</text:p>
      <text:p text:style-name="P1">2NT<text:tab/><text:tab/>koloru lukowy (piki)<text:tab/></text:p>
      <text:p text:style-name="P1">3TK<text:tab/><text:tab/>kolor lukowy<text:tab/>----&gt;<text:tab/><text:tab/>pod pojęciem 'kolor lukowy' rozumiemy</text:p>
      <text:p text:style-name="P1"><text:tab/><text:tab/><text:tab/><text:tab/><text:tab/><text:tab/><text:tab/>3/4 karty z co najwyżej jedną figurą</text:p>
      <text:p text:style-name="P1"/>
      <text:p text:style-name="P1">1C-2C</text:p>
      <text:p text:style-name="P1">2P-2NT-automat</text:p>
      <text:p text:style-name="P1"/>
      <text:p text:style-name="P1">3TKC odpowiednio krótkość trefl/karo/pik</text:p>
      <text:p text:style-name="P1"/>
      <text:p text:style-name="P1">1P-2P</text:p>
      <text:p text:style-name="P1">2NT-3T-automat</text:p>
      <text:p text:style-name="P1"/>
      <text:p text:style-name="P1">3KCP<text:tab/> krótkość karo/kier/tref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dpowiedzi po 1NT:</text:p>
      <text:p text:style-name="P1"/>
      <text:p text:style-name="P1">2T<text:tab/><text:tab/>w pierwszym czytaniu: <text:tab/>7+ <text:s/></text:p>
      <text:p text:style-name="P1"><text:tab/><text:tab/>stayman odwrotny<text:tab/><text:tab/></text:p>
      <text:p text:style-name="P1">2KC<text:tab/><text:tab/>transfer 4!!+<text:tab/><text:tab/><text:tab/>7+<text:tab/> <text:tab/></text:p>
      <text:p text:style-name="P1">2P<text:tab/><text:tab/>2kolorówka na młodych</text:p>
      <text:p text:style-name="P1"><text:tab/><text:tab/>inwit na treflach<text:tab/> <text:s/></text:p>
      <text:p text:style-name="P1">2NT<text:tab/><text:tab/>inwit<text:tab/><text:tab/><text:tab/> <text:s text:c="3"/><text:tab/>12+<text:tab/><text:tab/></text:p>
      <text:p text:style-name="P1">3T<text:tab/><text:tab/>GF na treflach/So na karach<text:tab/><text:tab/><text:tab/></text:p>
      <text:p text:style-name="P1">3K<text:tab/><text:tab/>inwit<text:tab/></text:p>
      <text:p text:style-name="P1">3CP<text:tab/><text:tab/>6+T/K z krótkością w 2 mł<text:tab/><text:tab/><text:tab/><text:tab/><text:tab/></text:p>
      <text:p text:style-name="P1">3NT<text:tab/><text:tab/>Sign off<text:tab/><text:tab/><text:tab/><text:tab/>12+</text:p>
      <text:p text:style-name="P1">4T<text:tab/><text:tab/>inwit </text:p>
      <text:p text:style-name="P1"/>
      <text:p text:style-name="P1">1NT-2T</text:p>
      <text:p text:style-name="P1"/>
      <text:p text:style-name="P1">2K<text:tab/><text:tab/>brak starszej piątki</text:p>
      <text:p text:style-name="P1">2CP<text:tab/><text:tab/>5</text:p>
      <text:p text:style-name="P1"/>
      <text:p text:style-name="P1">1NT-2T</text:p>
      <text:p text:style-name="P1">2K</text:p>
      <text:p text:style-name="P1"/>
      <text:p text:style-name="P1">2C<text:tab/><text:tab/>4+4+ stare, so<text:tab/><text:tab/></text:p>
      <text:p text:style-name="P1">2P<text:tab/><text:tab/>5+pików<text:tab/><text:tab/><text:tab/><text:tab/><text:tab/>inwit</text:p>
      <text:p text:style-name="P1">2NT<text:tab/><text:tab/>44stare<text:tab/><text:tab/><text:tab/><text:tab/><text:tab/>inwit</text:p>
      <text:p text:style-name="P1">3T<text:tab/><text:tab/>5+<text:tab/><text:tab/></text:p>
      <text:p text:style-name="P1">3NT<text:tab/><text:tab/>44 starsze<text:tab/><text:tab/><text:tab/><text:tab/><text:tab/>forsing</text:p>
      <text:p text:style-name="P1"><text:tab/><text:tab/></text:p>
      <text:p text:style-name="P1">1NT-2K</text:p>
      <text:p text:style-name="P1"/>
      <text:p text:style-name="P1">2C <text:tab/><text:tab/>min<text:tab/><text:tab/><text:tab/><text:tab/><text:tab/>12-13</text:p>
      <text:p text:style-name="P1">2P<text:tab/><text:tab/>5<text:tab/><text:tab/><text:tab/><text:tab/><text:tab/>14-15<text:tab/><text:tab/></text:p>
      <text:p text:style-name="P1">2NT<text:tab/><text:tab/>fit z 2 honorami<text:tab/><text:tab/><text:tab/>14-15</text:p>
      <text:p text:style-name="P1">3TK<text:tab/><text:tab/>5<text:tab/><text:tab/><text:tab/><text:tab/><text:tab/>14-15</text:p>
      <text:p text:style-name="P1">3C<text:tab/><text:tab/>fit 4<text:tab/><text:tab/><text:tab/><text:tab/><text:tab/>14-15</text:p>
      <text:p text:style-name="P1"/>
      <text:p text:style-name="P1">1NT-2K</text:p>
      <text:p text:style-name="P1">2C</text:p>
      <text:p text:style-name="P1"/>
      <text:p text:style-name="P1">2P<text:tab/><text:tab/>5+4+ starsze<text:tab/><text:tab/><text:tab/>7+</text:p>
      <text:p text:style-name="P1">2NT<text:tab/><text:tab/>inwit</text:p>
      <text:p text:style-name="P1">3TK<text:tab/><text:tab/>4+<text:tab/><text:tab/><text:tab/><text:tab/><text:tab/>12+</text:p>
      <text:p text:style-name="P1">3C<text:tab/><text:tab/>inwit</text:p>
      <text:p text:style-name="P1">3P/4TK<text:tab/>splinter</text:p>
      <text:p text:style-name="P1">3NT<text:tab/><text:tab/>słabe kiery</text:p>
      <text:p text:style-name="P1"><text:soft-page-break/>4C<text:tab/><text:tab/>inwit szlemikowy</text:p>
      <text:p text:style-name="P1"/>
      <text:p text:style-name="P1"/>
      <text:p text:style-name="P1">1NT-2K</text:p>
      <text:p text:style-name="P1">2C-2P</text:p>
      <text:p text:style-name="P1"/>
      <text:p text:style-name="P1">2NT<text:tab/><text:tab/>pytanie bez S4</text:p>
      <text:p text:style-name="P1"/>
      <text:p text:style-name="P1">3T<text:tab/><text:tab/>dłuższe kiery <text:tab/><text:tab/><text:tab/>forsing</text:p>
      <text:p text:style-name="P1">3K<text:tab/><text:tab/>dłuższe piki<text:tab/><text:tab/><text:tab/><text:tab/>forsing</text:p>
      <text:p text:style-name="P1">3C<text:tab/><text:tab/>dłuższe kiery<text:tab/><text:tab/><text:tab/>inwit</text:p>
      <text:p text:style-name="P1">3P<text:tab/><text:tab/>dłuższe piki<text:tab/><text:tab/><text:tab/><text:tab/>inwit</text:p>
      <text:p text:style-name="P1"/>
      <text:p text:style-name="P1"/>
      <text:p text:style-name="P1">1NT-2NT</text:p>
      <text:p text:style-name="P1">3T-automat</text:p>
      <text:p text:style-name="P1"/>
      <text:p text:style-name="P1">3KCP<text:tab/><text:tab/>krótkość w licytowanym</text:p>
      <text:p text:style-name="P1"><text:tab/><text:tab/>54 na młodszych, w przypadku</text:p>
      <text:p text:style-name="P1"><text:tab/><text:tab/>3K 5 trefli i starsza czwórka.</text:p>
      <text:p text:style-name="P1">3NT<text:tab/><text:tab/>krótkość trefl 5 kar</text:p>
      <text:p text:style-name="P1"/>
      <text:p text:style-name="P1"/>
      <text:p text:style-name="P1"/>
      <text:p text:style-name="P1"/>
      <text:p text:style-name="P1"/>
      <text:p text:style-name="P1">Odpowiedzi po 2K:</text:p>
      <text:p text:style-name="P1"/>
      <text:p text:style-name="P1">2C<text:tab/><text:tab/>negat, brak 3 kontroli</text:p>
      <text:p text:style-name="P1"><text:tab/><text:tab/>A- 2 kontrole K- jedna</text:p>
      <text:p text:style-name="P1">Wyższe odpowiedzi przyrzekają 3 kontrole</text:p>
      <text:p text:style-name="P1">2CP<text:tab/><text:tab/>4+</text:p>
      <text:p text:style-name="P1">2NT<text:tab/><text:tab/>brak S4</text:p>
      <text:p text:style-name="P1">3TKCP<text:tab/>??</text:p>
      <text:p text:style-name="P1"/>
      <text:p text:style-name="P1"/>
      <text:p text:style-name="P1">2T-2K</text:p>
      <text:p text:style-name="P1"/>
      <text:p text:style-name="P1">2CP<text:tab/><text:tab/>4+</text:p>
      <text:p text:style-name="P1">2NT<text:tab/><text:tab/>brak S4</text:p>
      <text:p text:style-name="P1"/>
      <text:p text:style-name="P1"/>
      <text:p text:style-name="P1"/>
      <text:p text:style-name="P1"/>
      <text:p text:style-name="P1"/>
      <text:p text:style-name="P1"><text:soft-page-break/>Odpowiedzi po 2T:<text:tab/><text:tab/><text:tab/><text:tab/><text:tab/>Z bezwartościową ręką </text:p>
      <text:p text:style-name="P1"><text:tab/><text:tab/><text:tab/><text:tab/><text:tab/><text:tab/><text:tab/><text:tab/>i (4)5/6 treflami pasujemy.</text:p>
      <text:p text:style-name="P1">2K<text:tab/><text:tab/>wieloznaczne<text:tab/><text:tab/><text:tab/>0+<text:tab/></text:p>
      <text:p text:style-name="P1">2C<text:tab/><text:tab/>sign off<text:tab/><text:tab/><text:tab/><text:tab/>0-5</text:p>
      <text:p text:style-name="P1">2P<text:tab/><text:tab/>transfer na NT<text:tab/><text:tab/><text:tab/>0+<text:tab/></text:p>
      <text:p text:style-name="P1">2NT<text:tab/><text:tab/>transfer na trefle<text:tab/><text:tab/><text:tab/>inwit</text:p>
      <text:p text:style-name="P1"><text:tab/><text:tab/>6(5)+ kar, brak kr. T<text:tab/><text:tab/>inwit+ <text:tab/></text:p>
      <text:p text:style-name="P1">3T<text:tab/><text:tab/>transfer na kara<text:tab/><text:tab/><text:tab/>0-5</text:p>
      <text:p text:style-name="P1"><text:tab/><text:tab/>6(5)+ trefli, brak kr. K<text:tab/><text:tab/>GF</text:p>
      <text:p text:style-name="P1">3K<text:tab/><text:tab/><text:tab/><text:tab/><text:tab/><text:tab/><text:tab/>6-7</text:p>
      <text:p text:style-name="P1">3CP<text:tab/><text:tab/>6+ trefli/kar z kr w K/T<text:tab/><text:tab/>GF</text:p>
      <text:p text:style-name="P1"><text:tab/><text:tab/></text:p>
      <text:p text:style-name="P1">2T-2NT</text:p>
      <text:p text:style-name="P1">3T-automat</text:p>
      <text:p text:style-name="P1"/>
      <text:p text:style-name="P1">3K<text:tab/><text:tab/>inwit</text:p>
      <text:p text:style-name="P1">3CP<text:tab/><text:tab/>autosplinter na karach<text:tab/><text:tab/>GF</text:p>
      <text:p text:style-name="P1">3NT<text:tab/><text:tab/>brak krótkości 6(5)+ kar<text:tab/><text:tab/>GF</text:p>
      <text:p text:style-name="P1"><text:tab/><text:tab/></text:p>
      <text:p text:style-name="P1">2T-2P</text:p>
      <text:p text:style-name="P1">2NT-automat</text:p>
      <text:p text:style-name="P1"/>
      <text:p text:style-name="P1"/>
      <text:p text:style-name="P1">3T<text:tab/><text:tab/>stayman<text:tab/><text:tab/><text:tab/><text:tab/>8+</text:p>
      <text:p text:style-name="P1">3K<text:tab/><text:tab/>4+4+ stare<text:tab/><text:tab/><text:tab/><text:tab/>6+</text:p>
      <text:p text:style-name="P1">3CP<text:tab/><text:tab/>5+ monokolor <text:tab/><text:tab/><text:tab/>GF</text:p>
      <text:p text:style-name="P1"><text:tab/><text:tab/>brak krótkości</text:p>
      <text:p text:style-name="P1"/>
      <text:p text:style-name="P1"/>
      <text:p text:style-name="P1">2T-2K</text:p>
      <text:p text:style-name="P1">2C/P</text:p>
      <text:p text:style-name="P1"/>
      <text:p text:style-name="P1">pas <text:tab/><text:tab/>chcę grać</text:p>
      <text:p text:style-name="P1">2P<text:tab/><text:tab/>Sign off</text:p>
      <text:p text:style-name="P1">2NT<text:tab/><text:tab/>Zrównoważony bez S4<text:tab/><text:tab/>inwit</text:p>
      <text:p text:style-name="P1">3TK<text:tab/><text:tab/>transfer na kiery/piki 5332<text:tab/>6-7</text:p>
      <text:p text:style-name="P1"><text:tab/><text:tab/>5+ kierów/pików 4+ T/K<text:tab/><text:tab/>GF<text:tab/><text:tab/></text:p>
      <text:p text:style-name="P1">3CP<text:tab/><text:tab/></text:p>
      <text:p text:style-name="P1"/>
      <text:p text:style-name="P1">2T-2K</text:p>
      <text:p text:style-name="P1">2C-3T</text:p>
      <text:p text:style-name="P1"/>
      <text:p text:style-name="P1">3K<text:tab/><text:tab/>2 lub 3 słabe kiery<text:tab/><text:tab/>16-18<text:tab/><text:tab/>#--&gt;&gt; 'ręka nienadająca się na'</text:p>
      <text:p text:style-name="P1">3C<text:tab/><text:tab/>#3K<text:tab/><text:tab/><text:tab/><text:tab/>16-17-</text:p>
      <text:p text:style-name="P1">3P<text:tab/><text:tab/>#3K/C <text:s text:c="5"/>N/W<text:tab/><text:tab/><text:tab/><text:tab/>N/W--&gt; naturalne/wartości</text:p>
      <text:p text:style-name="P1"><text:soft-page-break/></text:p>
      <text:p text:style-name="P1">2T-2K</text:p>
      <text:p text:style-name="P1">2C-3T</text:p>
      <text:p text:style-name="P1">3K</text:p>
      <text:p text:style-name="P1"/>
      <text:p text:style-name="P1">3C-<text:tab/><text:tab/>minimum, kontrakt</text:p>
      <text:p text:style-name="P1">3NT<text:tab/><text:tab/>5422<text:tab/><text:tab/><text:tab/><text:tab/><text:tab/><text:tab/>GF</text:p>
      <text:p text:style-name="P1">3P/4TK<text:tab/>5+S 4+M <text:tab/><text:tab/><text:tab/><text:tab/><text:tab/>GF</text:p>
      <text:p text:style-name="P1"><text:tab/><text:tab/>wskazana krótkość<text:tab/></text:p>
      <text:p text:style-name="P1"/>
      <text:p text:style-name="P1"/>
      <text:p text:style-name="P1"/>
      <text:p text:style-name="P1">Odpowiedzi po 2C:</text:p>
      <text:p text:style-name="P1"/>
      <text:p text:style-name="P1">2P<text:tab/><text:tab/>5+ forsuje na jedno <text:tab/><text:tab/>10+<text:tab/></text:p>
      <text:p text:style-name="P1"><text:tab/><text:tab/>okrążenie</text:p>
      <text:p text:style-name="P1">2NT<text:tab/><text:tab/>Pytanie o siłę<text:tab/><text:tab/><text:tab/>10+</text:p>
      <text:p text:style-name="P1">3TK<text:tab/><text:tab/>5+<text:tab/><text:tab/><text:tab/><text:tab/><text:tab/>10+</text:p>
      <text:p text:style-name="P1">3C<text:tab/><text:tab/>blok</text:p>
      <text:p text:style-name="P1">3P/4TK<text:tab/>splinter<text:tab/><text:tab/><text:tab/><text:tab/>15+</text:p>
      <text:p text:style-name="P1">4C<text:tab/><text:tab/>blok</text:p>
      <text:p text:style-name="P1"/>
      <text:p text:style-name="P1">2C-2P</text:p>
      <text:p text:style-name="P1"/>
      <text:p text:style-name="P1">2NT<text:tab/><text:tab/>fit 3+<text:tab/><text:tab/><text:tab/><text:tab/><text:tab/>11-13</text:p>
      <text:p text:style-name="P1">3TK<text:tab/><text:tab/>wartości<text:tab/><text:tab/><text:tab/><text:tab/>11-13</text:p>
      <text:p text:style-name="P1">3C <text:tab/><text:tab/>minimum<text:tab/><text:tab/><text:tab/><text:tab/>9-10</text:p>
      <text:p text:style-name="P1">3P<text:tab/><text:tab/>fit 3+<text:tab/><text:tab/><text:tab/><text:tab/><text:tab/>9-10</text:p>
      <text:p text:style-name="P1"/>
      <text:p text:style-name="P1">2C-2NT</text:p>
      <text:p text:style-name="P1"><text:tab/></text:p>
      <text:p text:style-name="P1">3TKP<text:tab/><text:tab/>wartości<text:tab/><text:tab/><text:tab/><text:tab/>11-13</text:p>
      <text:p text:style-name="P1">3C <text:tab/><text:tab/>minimum<text:tab/><text:tab/><text:tab/><text:tab/>9-10</text:p>
      <text:p text:style-name="P1"/>
      <text:p text:style-name="P1"/>
      <text:p text:style-name="P1"/>
      <text:p text:style-name="P1">Odpowiedzi po 2NT:</text:p>
      <text:p text:style-name="P1"/>
      <text:p text:style-name="P1">3T<text:tab/><text:tab/>stayman odwrotny, obiecuje co najmniej 1 starszą czwórkę</text:p>
      <text:p text:style-name="P1">3KC<text:tab/><text:tab/>transfer</text:p>
      <text:p text:style-name="P1">3P<text:tab/><text:tab/>54 na młodych</text:p>
      <text:p text:style-name="P1">3NT<text:tab/><text:tab/>kontrakt</text:p>
      <text:p text:style-name="P1"/>
      <text:p text:style-name="P1">2NT-3T</text:p>
      <text:p text:style-name="P1"/>
      <text:p text:style-name="P1"><text:soft-page-break/>3K<text:tab/><text:tab/>mam starszą czwórkę</text:p>
      <text:p text:style-name="P1">3CP<text:tab/><text:tab/>5</text:p>
      <text:p text:style-name="P1">3NT<text:tab/><text:tab/>bez S4</text:p>
      <text:p text:style-name="P1"/>
      <text:p text:style-name="P1">2NT-3T</text:p>
      <text:p text:style-name="P1">3K</text:p>
      <text:p text:style-name="P1"/>
      <text:p text:style-name="P1">3C<text:tab/><text:tab/>4 piki</text:p>
      <text:p text:style-name="P1">3P<text:tab/><text:tab/>4 kiery</text:p>
      <text:p text:style-name="P1"/>
      <text:p text:style-name="P1"/>
      <text:p text:style-name="P1"/>
      <text:p text:style-name="P1">Licytacja po interwencji:</text:p>
      <text:p text:style-name="P1"/>
      <text:p text:style-name="P1">1TK-1CP-?<text:tab/><text:tab/><text:tab/><text:tab/><text:tab/><text:tab/><text:tab/><text:tab/>Dobre jest ustalenie, że </text:p>
      <text:p text:style-name="P1"><text:tab/><text:tab/><text:tab/><text:tab/><text:tab/><text:tab/><text:tab/><text:tab/><text:tab/>forsuje tylko kontra </text:p>
      <text:p text:style-name="P1">Kontra<text:tab/><text:tab/>kontra sputnik, przyrzeka <text:tab/>7+<text:tab/>i kolor przeciwnika.</text:p>
      <text:p text:style-name="P1"><text:tab/><text:tab/><text:tab/>4 karty w <text:s/>2 starym<text:tab/><text:tab/><text:tab/>Reszta odzywek jest </text:p>
      <text:p text:style-name="P1">1NT<text:tab/><text:tab/><text:tab/>zatrzymanie<text:tab/><text:tab/><text:tab/><text:tab/>7-9<text:tab/>nieforsująca lub inwitująca.</text:p>
      <text:p text:style-name="P1">2/3/4 w kolor otwarcia<text:tab/><text:tab/><text:tab/></text:p>
      <text:p text:style-name="P1"/>
      <text:p text:style-name="P1"/>
      <text:p text:style-name="P1"/>
      <text:p text:style-name="P1"/>
      <text:p text:style-name="P1">1NT – x – ?</text:p>
      <text:p text:style-name="P1"/>
      <text:p text:style-name="P1">xx<text:tab/><text:tab/>ucieczka z ręką<text:tab/><text:tab/>---&gt; <text:s text:c="3"/>O co chodzi? Otóż przy naszej (bardzo)</text:p>
      <text:p text:style-name="P1"><text:tab/><text:tab/>jednokolorową<text:tab/><text:tab/><text:tab/>słabej ręce nie chcemy grać 1NT <text:tab/></text:p>
      <text:p text:style-name="P1">pas<text:tab/><text:tab/>wieloznaczny<text:tab/><text:tab/><text:tab/>z kontrą dlatego próbujemy znaleźć <text:tab/></text:p>
      <text:p text:style-name="P1">Poniższe odzywki to 'pasuj lub popraw'<text:tab/>jakiś kolor do gry. Pas forsuje do xx a xx</text:p>
      <text:p text:style-name="P1">2T<text:tab/><text:tab/>44 trefle+ <text:tab/>starszy<text:tab/><text:tab/>do 2T<text:tab/><text:tab/><text:tab/><text:tab/><text:tab/><text:tab/></text:p>
      <text:p text:style-name="P1">2K<text:tab/><text:tab/>44 kara +<text:tab/>piki</text:p>
      <text:p text:style-name="P1"/>
      <text:p text:style-name="P1">1NT – x – pas – xx </text:p>
      <text:p text:style-name="P1">2T – pas – </text:p>
      <text:p text:style-name="P1"/>
      <text:p text:style-name="P1">pas<text:tab/><text:tab/>trefle</text:p>
      <text:p text:style-name="P1">2KCP do pasa</text:p>
      <text:p text:style-name="P1"/>
      <text:p text:style-name="P1">1NT – x <text:s/>– pas – pas</text:p>
      <text:p text:style-name="P1">xx <text:s text:c="3"/>– pas – ?</text:p>
      <text:p text:style-name="P1"/>
      <text:p text:style-name="P1">pas<text:tab/><text:tab/>chcemy grać :)</text:p>
      <text:p text:style-name="P1">2T<text:tab/><text:tab/>44 trefle+kara<text:tab/><text:tab/><text:tab/>sign off</text:p>
      <text:p text:style-name="P1">2K<text:tab/><text:tab/>44 kara+ kiery<text:tab/><text:tab/><text:tab/>sign off</text:p>
      <text:p text:style-name="P1"><text:soft-page-break/>2CP/3TK<text:tab/>5+ <text:tab/><text:tab/><text:tab/><text:tab/><text:tab/>inwit</text:p>
      <text:p text:style-name="P1">2NT<text:tab/><text:tab/><text:tab/><text:tab/><text:tab/><text:tab/><text:tab/>fors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NT – 2CP <text:s/>– ?<text:tab/></text:p>
      <text:p text:style-name="P1"/>
      <text:p text:style-name="P1">Wejścia na wysokości 2 nieforsujące</text:p>
      <text:p text:style-name="P1"/>
      <text:p text:style-name="P1">na wysokości 3 bez przeskoku inwitujące</text:p>
      <text:p text:style-name="P1"/>
      <text:p text:style-name="P1">z przeskokiem forsujące</text:p>
      <text:p text:style-name="P1"/>
      <text:p text:style-name="P1">kontra<text:tab/>karna<text:tab/></text:p>
      <text:p text:style-name="P1"/>
      <text:p text:style-name="P1">2NT lebensohl<text:tab/><text:tab/>---&gt;<text:tab/><text:tab/>Nie wiedzieć czemu konwencja wymyślona <text:s text:c="4"/><text:tab/><text:tab/><text:tab/><text:tab/><text:tab/><text:tab/>przez Boehma nazwana innym nazwiskiem ;)</text:p>
      <text:p text:style-name="P1">3 w kolor otwarcia<text:tab/> <text:tab/>Miltonaż na 3NT bez drugiej starszej czwórki i trzymania.</text:p>
      <text:p text:style-name="P1">3NT<text:tab/><text:tab/><text:tab/><text:tab/>Miltonaż na 3NT z trzymaniem bez drugiej starszej czwórki. </text:p>
      <text:p text:style-name="P1"><text:s/></text:p>
      <text:p text:style-name="P1">Lebensohl to albo przygotowanie sign off albo silna ręka z S4 i stoperem</text:p>
      <text:p text:style-name="P1">Otwierający licytuje automat 3T</text:p>
      <text:p text:style-name="P1"/>
      <text:p text:style-name="P1">1NT – 2P – 2NT – pas </text:p>
      <text:p text:style-name="P1">3T – pas – ?</text:p>
      <text:p text:style-name="P1"/>
      <text:p text:style-name="P1">pas /3KC<text:tab/>kontrakt</text:p>
      <text:p text:style-name="P1">3P<text:tab/>4+ kiery <text:s/>brak stopera</text:p>
      <text:p text:style-name="P1">3NT<text:tab/>4+ kiery <text:s/>stoper</text:p>
      <text:p text:style-name="P1"/>
      <text:p text:style-name="P1">Po wejściu I broniącego sztuczną odzywką dwukolorową określającej dokładnie przynajmniej 1 z kolorów dwukolorówki:</text:p>
      <text:list xml:id="list143541845" text:style-name="L2">
        <text:list-item>
          <text:p text:style-name="P4">kontra jest karna, jeśli wejście wskazuje właśnie ten kolor; w przeciwnym wypadku oznacza możliwość kontrowania przynajmniej jednego z kolorów wejścia </text:p>
        </text:list-item>
        <text:list-item>
          <text:p text:style-name="P4">wejścia kolorem na wysokości dwóch są naturalne i słabe </text:p>
        </text:list-item>
        <text:list-item>
          <text:p text:style-name="P4">wejścia kolorem na wysokości trzech są forsujące do końcówki przy braku zatrzymań w kolorach WSKAZANYCH przez wejście </text:p>
        </text:list-item>
        <text:list-item>
          <text:p text:style-name="P4"><text:soft-page-break/>kolor wskazany przez wejście - fity 4+/4+ w kolorach nie wskazanych przez wejście, odzywka w kolor wyższy jest forsingiem do końcówki, w kolor niższy nie forsuje - ja osobiście używam opcji BLIŻSZY i DALSZY </text:p>
        </text:list-item>
        <text:list-item>
          <text:p text:style-name="P4">3BA - do pasa, wskazanie zatrzymań </text:p>
        </text:list-item>
        <text:list-item>
          <text:p text:style-name="P4">2BA - Lebensohl<text:line-break/>Po automacie 3<draw:frame draw:style-name="fr1" draw:name="grafika1" text:anchor-type="as-char" svg:width="0.344cm" svg:height="0.291cm" draw:z-index="0"><draw:image xlink:href="http://42.pl/br/kolory/trefle1.gif" xlink:type="simple" xlink:show="embed" xlink:actuate="onLoad"/></draw:frame> licytujemy: </text:p>
          <text:list>
            <text:list-item>
              <text:p text:style-name="P4">pas - słaba ręka z 6+ treflami </text:p>
            </text:list-item>
            <text:list-item>
              <text:p text:style-name="P4">3 w kolor niższy od koloru wejścia, nie wskazany przez to wejście - do pasa </text:p>
            </text:list-item>
            <text:list-item>
              <text:p text:style-name="P4">3 w kolor wyższy od koloru wejścia, nie wskazany przez to wejście - forsing do końcówki, wskazanie zatrzymań </text:p>
            </text:list-item>
            <text:list-item>
              <text:p text:style-name="P3">3 w kolor wskazany przez wejście - <text:s/>pytanie o zatrzymanie</text:p>
            </text:list-item>
          </text:list>
        </text:list-item>
      </text:list>
      <text:p text:style-name="P1"><text:tab/></text:p>
      <text:p text:style-name="P1"/>
      <text:p text:style-name="P1">Licytacja w obronie</text:p>
      <text:p text:style-name="P1"/>
      <text:p text:style-name="P1">1TCKP - ? </text:p>
      <text:p text:style-name="P1"/>
      <text:p text:style-name="P1">one over one<text:tab/>kolor 5 kartowy<text:tab/>5-15---&gt;<text:tab/>Przy minimum obiecuje ładny </text:p>
      <text:p text:style-name="P1">two over one<text:tab/>??<text:tab/><text:tab/><text:tab/><text:tab/><text:tab/>kolor</text:p>
      <text:p text:style-name="P1">kontra<text:tab/><text:tab/>wywoławcza<text:tab/>12+---&gt;<text:tab/>obiecuje po 3 karty w pozostałych</text:p>
      <text:p text:style-name="P1">1NT<text:tab/><text:tab/><text:tab/>zatrzymanie<text:tab/><text:tab/>15-17--</text:p>
      <text:p text:style-name="P1"><text:tab/><text:tab/><text:tab/>skład zrównoważony</text:p>
      <text:p text:style-name="P1">2 w kolor otwarcia<text:tab/><text:tab/>55 na starych<text:tab/>po partii 12+</text:p>
      <text:p text:style-name="P1">Tak zwana dwukolorówka Michelsa<text:tab/><text:tab/>My przed oni po 0-7 <text:s text:c="6"/></text:p>
      <text:p text:style-name="P1"><text:tab/><text:tab/><text:tab/><text:tab/><text:tab/><text:tab/><text:tab/>Obie przed 7-15</text:p>
      <text:p text:style-name="P1"/>
      <text:p text:style-name="P1">2NT<text:tab/><text:tab/>55 na młodych<text:tab/><text:tab/><text:tab/>Przedziały jak wyżej</text:p>
      <text:p text:style-name="P1"/>
      <text:p text:style-name="P1"/>
      <text:p text:style-name="P1">1T – x – ?</text:p>
      <text:p text:style-name="P1"/>
      <text:p text:style-name="P1">kolor na wysokości jednego <text:tab/>5(4)<text:tab/><text:tab/><text:tab/>5-7</text:p>
      <text:p text:style-name="P1">rekontra<text:tab/><text:tab/><text:tab/><text:tab/>bez piątki<text:tab/><text:tab/>8+</text:p>
      <text:p text:style-name="P1">2T<text:tab/><text:tab/><text:tab/><text:tab/><text:tab/>fit 4+<text:tab/><text:tab/><text:tab/></text:p>
      <text:p text:style-name="P1">2KC<text:tab/><text:tab/><text:tab/><text:tab/><text:tab/>transfer forsing z 5+ lub słabe na 6+<text:tab/></text:p>
      <text:p text:style-name="P1"/>
      <text:p text:style-name="P1">Transferu można nie przyjąć tylko przy maksimum otwarcia </text:p>
      <text:p text:style-name="P1"/>
      <text:p text:style-name="P1">1CP – x – ?</text:p>
      <text:p text:style-name="P1"><text:tab/><text:tab/></text:p>
      <text:p text:style-name="P1">2/3/4CP <text:tab/><text:tab/>Czysty blok szczególnie przed partią</text:p>
      <text:p text:style-name="P1">1/2/3NT<text:tab/><text:tab/>bilansowe podniesienie do 2/3/4 w kolor otwarcia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12-16T20:42:19</meta:creation-date>
    <dc:date>2011-10-02T02:06:49</dc:date>
    <meta:editing-cycles>34</meta:editing-cycles>
    <meta:editing-duration>PT38H06M16S</meta:editing-duration>
    <dc:creator>Krystian Dowolski</dc:creator>
    <meta:document-statistic meta:table-count="0" meta:image-count="1" meta:object-count="0" meta:page-count="15" meta:paragraph-count="386" meta:word-count="1559" meta:character-count="8904"/>
    <meta:user-defined meta:name="Informacja 1"/>
    <meta:user-defined meta:name="Informacja 2"/>
    <meta:user-defined meta:name="Informacja 3"/>
    <meta:user-defined meta:name="Informacja 4"/>
  </office:meta>
</office:document-meta>
</file>